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36cm" fo:min-width="6.1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3.807cm" fo:min-width="6.913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56cm" fo:min-width="6.02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3.092cm" fo:min-width="6.91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3.56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8cm" fo:min-width="3.484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1c1c1c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1c1c1c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width="0.053cm" svg:stroke-color="#1c1c1c" draw:marker-start-width="0.279cm" draw:marker-end-width="0.279cm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width="0.053cm" svg:stroke-color="#1c1c1c" draw:marker-start-width="0.279cm" draw:marker-end-width="0.279cm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5" style:family="graphic" style:parent-style-name="standard">
      <style:graphic-properties svg:stroke-width="0.106cm" svg:stroke-color="#1c1c1c" draw:marker-start-width="0.359cm" draw:marker-end-width="0.359cm" draw:fill="solid" draw:fill-color="#ffffff" draw:textarea-horizontal-align="justify" draw:textarea-vertical-align="middle" draw:auto-grow-height="false" fo:min-height="8.103cm" fo:min-width="7.853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2.163cm" fo:min-width="6.485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>
      <style:graphic-properties svg:stroke-width="0.106cm" svg:stroke-color="#1c1c1c" draw:marker-start-width="0.358cm" draw:marker-end-width="0.358cm" draw:fill="solid" draw:fill-color="#1c1c1c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8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699cm" fo:min-width="4.243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499cm" fo:min-width="4.04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807cm" fo:min-width="8.07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671cm" fo:min-width="4.707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35cm" fo:min-width="4.707cm" fo:padding-top="0.165cm" fo:padding-bottom="0.165cm" fo:padding-left="0.29cm" fo:padding-right="0.29cm"/>
      <style:paragraph-properties style:writing-mode="lr-tb"/>
    </style:style>
    <style:style style:name="gr23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09cm" fo:min-width="6.35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09cm" fo:min-width="4.851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.508cm" fo:margin-right="0cm" fo:text-align="start" fo:text-indent="0cm"/>
    </style:style>
    <style:style style:name="P4" style:family="paragraph">
      <loext:graphic-properties draw:fill-color="#ffffff"/>
      <style:paragraph-properties fo:margin-left="0.508cm" fo:margin-right="0cm" fo:text-align="start" fo:text-indent="0cm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ffffff"/>
      <style:paragraph-properties fo:text-align="center"/>
      <style:text-properties fo:font-size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1c1c1c"/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2.286cm" svg:x="2.016cm" svg:y="1.751cm">
          <text:p text:style-name="P1">User<text:line-break/>requirements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493cm" svg:height="4.137cm" svg:x="12.938cm" svg:y="0.826cm">
          <text:p text:style-name="P3">Client managers<text:line-break/>System end-users</text:p>
          <text:p text:style-name="P3">Client engineers</text:p>
          <text:p text:style-name="P3">Contractor managers</text:p>
          <text:p text:style-name="P3">System architect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62cm" svg:y1="2.894cm" svg:x2="12.938cm" svg:y2="2.894cm" draw:start-shape="id1" draw:start-glue-point="1" draw:end-shape="id2" svg:d="M8620 2894h4318" svg:viewBox="0 0 4319 1">
          <text:p/>
        </draw:connector>
        <draw:custom-shape draw:style-name="gr4" draw:text-style-name="P2" xml:id="id3" draw:id="id3" draw:layer="layout" svg:width="6.604cm" svg:height="2.286cm" svg:x="2.016cm" svg:y="6.409cm">
          <text:p text:style-name="P1">System<text:line-break/>requirements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7.493cm" svg:height="3.422cm" svg:x="12.938cm" svg:y="5.841cm">
          <text:p text:style-name="P3">System end-users<text:line-break/>Client engineers<text:line-break/>System architects<text:line-break/>Software developer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62cm" svg:y1="7.552cm" svg:x2="12.938cm" svg:y2="7.552cm" draw:start-shape="id3" draw:start-glue-point="1" draw:end-shape="id4" svg:d="M8620 7552h4318" svg:viewBox="0 0 4319 1">
          <text:p/>
        </draw:connector>
        <draw:custom-shape draw:style-name="gr6" draw:text-style-name="P7" xml:id="id7" draw:id="id7" draw:layer="layout" svg:width="4.064cm" svg:height="1.778cm" svg:x="9.101cm" svg:y="11.16cm">
          <text:p text:style-name="P6">Non-function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4.064cm" svg:height="1.778cm" svg:x="9.101cm" svg:y="14.66cm">
          <text:p text:style-name="P6">Organization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4.064cm" svg:height="1.778cm" svg:x="17.101cm" svg:y="14.66cm">
          <text:p text:style-name="P6">Extern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4.064cm" svg:height="1.778cm" svg:x="1.101cm" svg:y="14.66cm">
          <text:p text:style-name="P6">Product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5" draw:id="id15" draw:layer="layout" svg:width="4.064cm" svg:height="1.778cm" svg:x="17.101cm" svg:y="18.06cm">
          <text:p text:style-name="P6">Ethic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2" draw:id="id12" draw:layer="layout" svg:width="4.064cm" svg:height="1.778cm" svg:x="12.601cm" svg:y="18.06cm">
          <text:p text:style-name="P6">Regulator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22" draw:id="id22" draw:layer="layout" svg:width="4.064cm" svg:height="1.778cm" svg:x="1.101cm" svg:y="18.06cm">
          <text:p text:style-name="P6">Dependabilit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4.064cm" svg:height="1.778cm" svg:x="5.501cm" svg:y="18.06cm">
          <text:p text:style-name="P6">Securit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9" draw:id="id19" draw:layer="layout" svg:width="4.064cm" svg:height="1.778cm" svg:x="-3.299cm" svg:y="18.06cm">
          <text:p text:style-name="P6">Efficienc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8" draw:id="id18" draw:layer="layout" svg:width="4.064cm" svg:height="1.778cm" svg:x="-6.299cm" svg:y="21.31cm">
          <text:p text:style-name="P6">Usabilit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4.064cm" svg:height="1.778cm" svg:x="9.101cm" svg:y="21.31cm">
          <text:p text:style-name="P6">Operation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4.064cm" svg:height="1.778cm" svg:x="4.701cm" svg:y="21.31cm">
          <text:p text:style-name="P6">Environmental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layout" svg:width="4.064cm" svg:height="1.778cm" svg:x="13.501cm" svg:y="21.31cm">
          <text:p text:style-name="P6">Development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4" draw:id="id14" draw:layer="layout" svg:width="4.064cm" svg:height="1.778cm" svg:x="19.701cm" svg:y="21.31cm">
          <text:p text:style-name="P6">Legislative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4.064cm" svg:height="1.778cm" svg:x="19.701cm" svg:y="24.61cm">
          <text:p text:style-name="P6">Safety/security<text:line-break/>requirements</text:p>
          <draw:enhanced-geometry svg:viewBox="0 0 21600 21600" draw:type="rectangle" draw:enhanced-path="M 0 0 L 21600 0 21600 21600 0 21600 0 0 Z N"/>
        </draw:custom-shape>
        <draw:custom-shape draw:style-name="gr6" draw:text-style-name="P7" xml:id="id16" draw:id="id16" draw:layer="layout" svg:width="4.064cm" svg:height="1.778cm" svg:x="15.201cm" svg:y="24.61cm">
          <text:p text:style-name="P6">Accounting<text:line-break/>requirement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1.557cm" svg:x1="11.133cm" svg:y1="16.438cm" svg:x2="6.733cm" svg:y2="21.31cm" draw:start-shape="id5" draw:start-glue-point="2" draw:end-shape="id6" draw:end-glue-point="0" svg:d="M11133 16438v3993h-4400v879" svg:viewBox="0 0 4401 4873">
          <text:p/>
        </draw:connector>
        <draw:connector draw:style-name="gr7" draw:text-style-name="P2" draw:layer="layout" svg:x1="11.133cm" svg:y1="12.938cm" svg:x2="3.133cm" svg:y2="14.66cm" draw:start-shape="id7" draw:start-glue-point="2" draw:end-shape="id8" draw:end-glue-point="0" svg:d="M11133 12938v861h-8000v861" svg:viewBox="0 0 8001 1723">
          <text:p/>
        </draw:connector>
        <draw:connector draw:style-name="gr7" draw:text-style-name="P2" draw:layer="layout" svg:x1="3.133cm" svg:y1="16.438cm" svg:x2="7.533cm" svg:y2="18.06cm" draw:start-shape="id8" draw:start-glue-point="2" draw:end-shape="id9" svg:d="M3133 16438v811h4400v811" svg:viewBox="0 0 4401 1623">
          <text:p/>
        </draw:connector>
        <draw:connector draw:style-name="gr7" draw:text-style-name="P2" draw:layer="layout" svg:x1="11.133cm" svg:y1="16.438cm" svg:x2="11.133cm" svg:y2="21.31cm" draw:start-shape="id5" draw:start-glue-point="2" draw:end-shape="id10" draw:end-glue-point="0" svg:d="M11133 16438v4872" svg:viewBox="0 0 1 4873">
          <text:p/>
        </draw:connector>
        <draw:connector draw:style-name="gr7" draw:text-style-name="P2" draw:layer="layout" svg:x1="19.133cm" svg:y1="16.438cm" svg:x2="14.633cm" svg:y2="18.06cm" draw:start-shape="id11" draw:start-glue-point="2" draw:end-shape="id12" draw:end-glue-point="0" svg:d="M19133 16438v811h-4500v811" svg:viewBox="0 0 4501 1623">
          <text:p/>
        </draw:connector>
        <draw:connector draw:style-name="gr7" draw:text-style-name="P2" draw:layer="layout" draw:line-skew="1.557cm" svg:x1="11.133cm" svg:y1="16.438cm" svg:x2="15.533cm" svg:y2="21.31cm" draw:start-shape="id5" draw:start-glue-point="2" draw:end-shape="id13" draw:end-glue-point="0" svg:d="M11133 16438v3993h4400v879" svg:viewBox="0 0 4401 4873">
          <text:p/>
        </draw:connector>
        <draw:connector draw:style-name="gr7" draw:text-style-name="P2" draw:layer="layout" draw:line-skew="-1.618cm" svg:x1="19.133cm" svg:y1="16.438cm" svg:x2="21.733cm" svg:y2="21.31cm" draw:start-shape="id11" draw:start-glue-point="2" draw:end-shape="id14" draw:end-glue-point="0" svg:d="M19133 16438v818h2600v4054" svg:viewBox="0 0 2601 4873">
          <text:p/>
        </draw:connector>
        <draw:connector draw:style-name="gr7" draw:text-style-name="P2" draw:layer="layout" svg:x1="19.133cm" svg:y1="16.438cm" svg:x2="19.133cm" svg:y2="18.06cm" draw:start-shape="id11" draw:start-glue-point="2" draw:end-shape="id15" draw:end-glue-point="0" svg:d="M19133 16438v1622" svg:viewBox="0 0 1 1623">
          <text:p/>
        </draw:connector>
        <draw:connector draw:style-name="gr7" draw:text-style-name="P2" draw:layer="layout" svg:x1="21.733cm" svg:y1="23.088cm" svg:x2="17.233cm" svg:y2="24.61cm" draw:start-shape="id14" draw:start-glue-point="2" draw:end-shape="id16" draw:end-glue-point="0" svg:d="M21733 23088v761h-4500v761" svg:viewBox="0 0 4501 1523">
          <text:p/>
        </draw:connector>
        <draw:connector draw:style-name="gr7" draw:text-style-name="P2" draw:layer="layout" svg:x1="21.733cm" svg:y1="23.088cm" svg:x2="21.733cm" svg:y2="24.61cm" draw:start-shape="id14" draw:end-shape="id17" draw:end-glue-point="0" svg:d="M21733 23088v1522" svg:viewBox="0 0 1 1523">
          <text:p/>
        </draw:connector>
        <draw:connector draw:style-name="gr7" draw:text-style-name="P2" draw:layer="layout" draw:line-skew="-1.618cm" svg:x1="3.133cm" svg:y1="16.438cm" svg:x2="-4.267cm" svg:y2="21.31cm" draw:start-shape="id8" draw:start-glue-point="2" draw:end-shape="id18" draw:end-glue-point="0" svg:d="M3133 16438v818h-7400v4054" svg:viewBox="0 0 7401 4873">
          <text:p/>
        </draw:connector>
        <draw:connector draw:style-name="gr7" draw:text-style-name="P2" draw:layer="layout" svg:x1="11.133cm" svg:y1="12.938cm" svg:x2="19.133cm" svg:y2="14.66cm" draw:start-shape="id7" draw:start-glue-point="2" draw:end-shape="id11" draw:end-glue-point="0" svg:d="M11133 12938v861h8000v861" svg:viewBox="0 0 8001 1723">
          <text:p/>
        </draw:connector>
        <draw:connector draw:style-name="gr7" draw:text-style-name="P2" draw:layer="layout" svg:x1="3.133cm" svg:y1="16.438cm" svg:x2="-1.267cm" svg:y2="18.06cm" draw:start-shape="id8" draw:start-glue-point="2" draw:end-shape="id19" draw:end-glue-point="0" svg:d="M3133 16438v811h-4400v811" svg:viewBox="0 0 4401 1623">
          <text:p/>
        </draw:connector>
        <draw:connector draw:style-name="gr7" draw:text-style-name="P2" draw:layer="layout" svg:x1="11.133cm" svg:y1="12.938cm" svg:x2="11.133cm" svg:y2="14.66cm" draw:start-shape="id7" draw:start-glue-point="2" draw:end-shape="id5" draw:end-glue-point="0" svg:d="M11133 12938v1722" svg:viewBox="0 0 1 1723">
          <text:p/>
        </draw:connector>
        <draw:custom-shape draw:style-name="gr8" draw:text-style-name="P7" xml:id="id21" draw:id="id21" draw:layer="layout" svg:width="4.064cm" svg:height="1.778cm" svg:x="-0.999cm" svg:y="24.61cm">
          <text:p text:style-name="P6">Space<text:line-break/>requirements</text:p>
          <draw:enhanced-geometry svg:viewBox="0 0 21600 21600" draw:type="rectangle" draw:enhanced-path="M 0 0 L 21600 0 21600 21600 0 21600 0 0 Z N"/>
        </draw:custom-shape>
        <draw:custom-shape draw:style-name="gr8" draw:text-style-name="P7" xml:id="id20" draw:id="id20" draw:layer="layout" svg:width="4.064cm" svg:height="1.778cm" svg:x="-5.499cm" svg:y="24.61cm">
          <text:p text:style-name="P6">Performance<text:line-break/>requirement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1.636cm" svg:x1="-1.267cm" svg:y1="19.838cm" svg:x2="-3.467cm" svg:y2="24.61cm" draw:start-shape="id19" draw:start-glue-point="2" draw:end-shape="id20" draw:end-glue-point="0" svg:d="M-1267 19838v4022h-2200v750" svg:viewBox="0 0 2201 4773">
          <text:p/>
        </draw:connector>
        <draw:connector draw:style-name="gr9" draw:text-style-name="P1" draw:layer="layout" draw:line-skew="1.636cm" svg:x1="-1.267cm" svg:y1="19.838cm" svg:x2="1.033cm" svg:y2="24.61cm" draw:start-shape="id19" draw:start-glue-point="2" draw:end-shape="id21" draw:end-glue-point="0" svg:d="M-1267 19838v4022h2300v750" svg:viewBox="0 0 2301 4773">
          <text:p/>
        </draw:connector>
        <draw:connector draw:style-name="gr9" draw:text-style-name="P1" draw:layer="layout" svg:x1="3.133cm" svg:y1="16.438cm" svg:x2="3.133cm" svg:y2="18.06cm" draw:start-shape="id8" draw:start-glue-point="2" draw:end-shape="id22" draw:end-glue-point="0" svg:d="M3133 16438v1622" svg:viewBox="0 0 1 1623">
          <text:p/>
        </draw:connector>
      </draw:page>
      <draw:page draw:name="page2" draw:style-name="dp1" draw:master-page-name="Default">
        <draw:line draw:style-name="gr10" draw:text-style-name="P8" draw:layer="layout" svg:x1="10.66cm" svg:y1="8.996cm" svg:x2="10.66cm" svg:y2="16.287cm">
          <text:p/>
        </draw:line>
        <draw:line draw:style-name="gr10" draw:text-style-name="P8" draw:layer="layout" svg:x1="10.646cm" svg:y1="9cm" svg:x2="4.905cm" svg:y2="5.686cm">
          <text:p/>
        </draw:line>
        <draw:line draw:style-name="gr10" draw:text-style-name="P8" draw:layer="layout" svg:x1="10.618cm" svg:y1="9.001cm" svg:x2="16.242cm" svg:y2="5.754cm">
          <text:p/>
        </draw:line>
        <draw:ellipse draw:style-name="gr11" draw:text-style-name="P1" draw:layer="layout" svg:width="4.505cm" svg:height="6.994cm" draw:transform="skewX (0.0431096325242599) rotate (0.101229096615671) translate (8.275cm 6.928cm)" draw:kind="arc" draw:start-angle="36.3" draw:end-angle="136.84">
          <text:p/>
        </draw:ellipse>
        <draw:ellipse draw:style-name="gr11" draw:text-style-name="P1" draw:layer="layout" svg:width="6.424cm" svg:height="5.773cm" svg:x="6.072cm" svg:y="5.728cm" draw:kind="arc" draw:start-angle="295.11" draw:end-angle="14.03">
          <text:p/>
        </draw:ellipse>
        <draw:ellipse draw:style-name="gr11" draw:text-style-name="P1" draw:layer="layout" svg:width="5.406cm" svg:height="5.407cm" svg:x="6.998cm" svg:y="5.997cm" draw:kind="arc" draw:start-angle="145.64" draw:end-angle="289.74">
          <text:p/>
        </draw:ellipse>
        <draw:ellipse draw:style-name="gr11" draw:text-style-name="P1" draw:layer="layout" svg:width="7.342cm" svg:height="7.894cm" svg:x="6.959cm" svg:y="5.223cm" draw:kind="arc" draw:start-angle="29.65" draw:end-angle="148.89">
          <text:p/>
        </draw:ellipse>
        <draw:circle draw:style-name="gr11" draw:text-style-name="P1" draw:layer="layout" svg:width="7.5cm" svg:height="7.499cm" svg:x="6.823cm" svg:y="5.474cm" draw:kind="arc" draw:start-angle="270.87" draw:end-angle="32.32">
          <text:p/>
        </draw:circle>
        <draw:ellipse draw:style-name="gr11" draw:text-style-name="P1" draw:layer="layout" svg:width="9.244cm" svg:height="8.546cm" svg:x="5.602cm" svg:y="4.427cm" draw:kind="arc" draw:start-angle="148.26" draw:end-angle="276.12">
          <text:p/>
        </draw:ellipse>
        <draw:ellipse draw:style-name="gr11" draw:text-style-name="P1" draw:layer="layout" svg:width="10.326cm" svg:height="10.996cm" svg:x="5.425cm" svg:y="3.826cm" draw:kind="arc" draw:start-angle="30.85" draw:end-angle="147.82">
          <text:p/>
        </draw:ellipse>
        <draw:ellipse draw:style-name="gr11" draw:text-style-name="P1" draw:layer="layout" svg:width="10.838cm" svg:height="10.89cm" svg:x="4.88cm" svg:y="3.665cm" draw:kind="arc" draw:start-angle="273.82" draw:end-angle="29.07">
          <text:p/>
        </draw:ellipse>
        <draw:ellipse draw:style-name="gr11" draw:text-style-name="P1" draw:layer="layout" svg:width="11.914cm" svg:height="12.034cm" svg:x="4.18cm" svg:y="2.509cm" draw:kind="arc" draw:start-angle="151.64" draw:end-angle="276.59">
          <text:p/>
        </draw:ellipse>
        <draw:ellipse draw:style-name="gr11" draw:text-style-name="P1" draw:layer="layout" svg:width="13.081cm" svg:height="13.01cm" svg:x="4.033cm" svg:y="2.429cm" draw:kind="arc" draw:start-angle="29.44" draw:end-angle="149.58">
          <text:p/>
        </draw:ellipse>
        <draw:ellipse draw:style-name="gr11" draw:text-style-name="P1" draw:layer="layout" svg:width="15.872cm" svg:height="14.302cm" svg:x="1.416cm" svg:y="2.16cm" draw:kind="arc" draw:start-angle="279.4" draw:end-angle="31.44">
          <text:p/>
        </draw:ellipse>
        <draw:frame draw:style-name="gr12" draw:text-style-name="P10" draw:layer="layout" svg:width="1.399cm" svg:height="0.725cm" svg:x="8.391cm" svg:y="8.782cm">
          <draw:text-box>
            <text:p text:style-name="P9">Start</text:p>
          </draw:text-box>
        </draw:frame>
        <draw:frame draw:style-name="gr13" draw:text-style-name="P12" draw:layer="layout" svg:width="4.82cm" svg:height="1.199cm" svg:x="8.292cm" svg:y="5.683cm">
          <draw:text-box>
            <text:p text:style-name="P11">Business requirements<text:line-break/>specification</text:p>
          </draw:text-box>
        </draw:frame>
        <draw:frame draw:style-name="gr14" draw:text-style-name="P12" draw:layer="layout" svg:width="4.078cm" svg:height="1.199cm" svg:x="8.492cm" svg:y="4.084cm">
          <draw:text-box>
            <text:p text:style-name="P11">User requirements<text:line-break/>specification</text:p>
          </draw:text-box>
        </draw:frame>
        <draw:frame draw:style-name="gr14" draw:text-style-name="P12" draw:layer="layout" svg:width="4.224cm" svg:height="1.199cm" svg:x="8.492cm" svg:y="2.585cm">
          <draw:text-box>
            <text:p text:style-name="P11">System req’ts spec<text:line-break/>and modeling</text:p>
          </draw:text-box>
        </draw:frame>
        <draw:frame draw:style-name="gr14" draw:text-style-name="P12" draw:layer="layout" svg:width="2.541cm" svg:height="1.199cm" svg:x="7.492cm" svg:y="11.385cm">
          <draw:text-box>
            <text:p text:style-name="P11">User reqt’s<text:line-break/>elicitation</text:p>
          </draw:text-box>
        </draw:frame>
        <draw:frame draw:style-name="gr14" draw:text-style-name="P12" draw:layer="layout" svg:width="2.541cm" svg:height="1.199cm" draw:transform="rotate (-0.990648883431981) translate (5.57cm 9.994cm)">
          <draw:text-box>
            <text:p text:style-name="P11">Sys reqt’s<text:line-break/>elicitation</text:p>
          </draw:text-box>
        </draw:frame>
        <draw:frame draw:style-name="gr12" draw:text-style-name="P10" draw:layer="layout" svg:width="2.102cm" svg:height="0.725cm" draw:transform="rotate (0.839852436059671) translate (13.872cm 13.785cm)">
          <draw:text-box>
            <text:p text:style-name="P9">Reviews</text:p>
          </draw:text-box>
        </draw:frame>
        <draw:frame draw:style-name="gr12" draw:text-style-name="P10" draw:layer="layout" svg:width="2.653cm" svg:height="0.725cm" draw:transform="rotate (1.09571770440204) translate (13.488cm 12.261cm)">
          <draw:text-box>
            <text:p text:style-name="P9">Prototyping</text:p>
          </draw:text-box>
        </draw:frame>
        <draw:frame draw:style-name="gr12" draw:text-style-name="P12" draw:layer="layout" svg:width="2.386cm" svg:height="1.199cm" draw:transform="rotate (1.09571770440204) translate (11.789cm 11.061cm)">
          <draw:text-box>
            <text:p text:style-name="P11">Feasibility<text:line-break/>study</text:p>
          </draw:text-box>
        </draw:frame>
        <draw:frame draw:style-name="gr12" draw:text-style-name="P13" draw:layer="layout" svg:width="3.8cm" svg:height="1.361cm" svg:x="17.323cm" svg:y="9.741cm">
          <draw:text-box>
            <text:p text:style-name="P1"><text:span text:style-name="T1">Requirements</text:span><text:span text:style-name="T1"><text:line-break/></text:span><text:span text:style-name="T1">validation</text:span></text:p>
          </draw:text-box>
        </draw:frame>
        <draw:frame draw:style-name="gr12" draw:text-style-name="P13" draw:layer="layout" svg:width="3.8cm" svg:height="1.361cm" svg:x="0.523cm" svg:y="9.742cm">
          <draw:text-box>
            <text:p text:style-name="P1"><text:span text:style-name="T1">Requirements</text:span><text:span text:style-name="T1"><text:line-break/></text:span><text:span text:style-name="T1">elicitation</text:span></text:p>
          </draw:text-box>
        </draw:frame>
        <draw:frame draw:style-name="gr12" draw:text-style-name="P13" draw:layer="layout" svg:width="3.8cm" svg:height="1.361cm" svg:x="8.623cm" svg:y="0.843cm">
          <draw:text-box>
            <text:p text:style-name="P1"><text:span text:style-name="T1">Requirements</text:span><text:span text:style-name="T1"><text:line-break/></text:span><text:span text:style-name="T1">specification</text:span></text:p>
          </draw:text-box>
        </draw:frame>
        <draw:frame draw:style-name="gr12" draw:text-style-name="P13" draw:layer="layout" svg:width="5.54cm" svg:height="1.361cm" svg:x="4.923cm" svg:y="15.744cm">
          <draw:text-box>
            <text:p text:style-name="P1"><text:span text:style-name="T1">System </text:span><text:span text:style-name="T1">requirements</text:span><text:span text:style-name="T1"><text:line-break/></text:span><text:span text:style-name="T1">document</text:span></text:p>
          </draw:text-box>
        </draw:frame>
      </draw:page>
      <draw:page draw:name="page3" draw:style-name="dp1" draw:master-page-name="Default">
        <draw:custom-shape draw:style-name="gr15" draw:text-style-name="P5" draw:layer="layout" svg:width="11.811cm" svg:height="11.811cm" svg:x="5.175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6.985cm" svg:height="2.413cm" svg:x="1.736cm" svg:y="6.716cm">
          <text:p text:style-name="P1">4. Requirements<text:line-break/>specification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985cm" svg:height="2.413cm" svg:x="13.436cm" svg:y="6.716cm">
          <text:p text:style-name="P1">2. Requirements<text:line-break/>classification and<text:line-break/>organization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985cm" svg:height="2.413cm" svg:x="7.588cm" svg:y="0.916cm">
          <text:p text:style-name="P1">1. Requirements<text:line-break/>discovery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985cm" svg:height="2.413cm" svg:x="7.588cm" svg:y="12.416cm">
          <text:p text:style-name="P1">3. Requirements<text:line-break/>prioritization and<text:line-break/>negotiation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635cm" svg:height="0.635cm" draw:transform="rotate (0.291295452157854) translate (4.896cm 9.0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635cm" svg:height="0.635cm" draw:transform="rotate (1.01909775023949) translate (7.08cm 3.335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635cm" svg:height="0.635cm" draw:transform="rotate (-2.87525540973546) translate (17.26cm 6.9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4" draw:layer="layout" svg:width="0.635cm" svg:height="0.635cm" draw:transform="rotate (-2.09753669504679) translate (14.933cm 12.54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23" draw:id="id23" draw:layer="layout" svg:width="4.953cm" svg:height="2.159cm" svg:x="-0.524cm" svg:y="17.891cm">
          <text:p text:style-name="P1">Ethnographic<text:line-break/>analysis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4" draw:id="id24" draw:layer="layout" svg:width="4.953cm" svg:height="2.159cm" svg:x="5.476cm" svg:y="17.891cm">
          <draw:glue-point draw:id="4" svg:x="4.425cm" svg:y="4.414cm"/>
          <text:p text:style-name="P1">Debriefing<text:line-break/>meetings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5" draw:id="id25" draw:layer="layout" svg:width="4.953cm" svg:height="2.159cm" svg:x="11.476cm" svg:y="17.891cm">
          <draw:glue-point draw:id="4" svg:x="4.363cm" svg:y="3.825cm"/>
          <text:p text:style-name="P1">Focused<text:line-break/>ethnography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8" draw:id="id28" draw:layer="layout" svg:width="4.953cm" svg:height="2.159cm" svg:x="17.476cm" svg:y="20.891cm">
          <draw:glue-point draw:id="4" svg:x="-4.673cm" svg:y="-4.187cm"/>
          <draw:glue-point draw:id="5" svg:x="-4.673cm" svg:y="3.459cm"/>
          <text:p text:style-name="P1">Prototype<text:line-break/>evaluation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7" draw:id="id27" draw:layer="layout" svg:width="4.953cm" svg:height="2.159cm" svg:x="11.476cm" svg:y="23.891cm">
          <draw:glue-point draw:id="4" svg:x="4.619cm" svg:y="-3.964cm"/>
          <draw:glue-point draw:id="5" svg:x="-4.611cm" svg:y="-3.964cm"/>
          <text:p text:style-name="P1">System<text:line-break/>prototyping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6" draw:id="id26" draw:layer="layout" svg:width="4.953cm" svg:height="2.159cm" svg:x="2.476cm" svg:y="23.891cm">
          <text:p text:style-name="P1">Generic system<text:line-break/>development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429cm" svg:y1="18.97cm" svg:x2="5.476cm" svg:y2="18.97cm" draw:start-shape="id23" draw:start-glue-point="1" draw:end-shape="id24" draw:end-glue-point="3" svg:d="M4429 18970h1047" svg:viewBox="0 0 1048 1">
          <text:p/>
        </draw:connector>
        <draw:connector draw:style-name="gr3" draw:text-style-name="P5" draw:layer="layout" draw:type="line" svg:x1="10.429cm" svg:y1="18.97cm" svg:x2="11.476cm" svg:y2="18.97cm" draw:start-shape="id24" draw:start-glue-point="1" draw:end-shape="id25" draw:end-glue-point="3" svg:d="M10429 18970h1047" svg:viewBox="0 0 1048 1">
          <text:p/>
        </draw:connector>
        <draw:connector draw:style-name="gr3" draw:text-style-name="P5" draw:layer="layout" draw:type="line" svg:x1="7.429cm" svg:y1="24.97cm" svg:x2="11.476cm" svg:y2="24.97cm" draw:start-shape="id26" draw:end-shape="id27" draw:end-glue-point="3" svg:d="M7429 24970h4047" svg:viewBox="0 0 4048 1">
          <text:p/>
        </draw:connector>
        <draw:connector draw:style-name="gr3" draw:text-style-name="P5" draw:layer="layout" draw:type="line" svg:x1="13.952cm" svg:y1="20.05cm" svg:x2="13.952cm" svg:y2="23.891cm" draw:start-shape="id25" draw:start-glue-point="2" draw:end-shape="id27" draw:end-glue-point="0" svg:d="M13952 20050v3841" svg:viewBox="0 0 1 3842">
          <text:p/>
        </draw:connector>
        <draw:connector draw:style-name="gr3" draw:text-style-name="P5" draw:layer="layout" draw:type="line" svg:x1="11.669cm" svg:y1="24.115cm" svg:x2="10.143cm" svg:y2="19.922cm" draw:start-shape="id27" draw:start-glue-point="5" draw:end-shape="id24" draw:end-glue-point="4" svg:d="M11669 24115l-1526-4193" svg:viewBox="0 0 1527 4194">
          <text:p/>
        </draw:connector>
        <draw:connector draw:style-name="gr3" draw:text-style-name="P5" draw:layer="layout" draw:type="line" svg:x1="16.112cm" svg:y1="19.795cm" svg:x2="17.638cm" svg:y2="21.067cm" draw:start-shape="id25" draw:start-glue-point="4" draw:end-shape="id28" draw:end-glue-point="4" svg:d="M16112 19795l1526 1272" svg:viewBox="0 0 1527 1273">
          <text:p/>
        </draw:connector>
        <draw:connector draw:style-name="gr3" draw:text-style-name="P5" draw:layer="layout" draw:type="line" svg:x1="16.239cm" svg:y1="24.115cm" svg:x2="17.638cm" svg:y2="22.716cm" draw:start-shape="id27" draw:start-glue-point="4" draw:end-shape="id28" draw:end-glue-point="5" svg:d="M16239 24115l1399-1399" svg:viewBox="0 0 1400 1400">
          <text:p/>
        </draw:connector>
      </draw:page>
      <draw:page draw:name="page4" draw:style-name="dp1" draw:master-page-name="Default">
        <draw:custom-shape draw:style-name="gr4" draw:text-style-name="P2" xml:id="id29" draw:id="id29" draw:layer="layout" svg:width="6.604cm" svg:height="2.286cm" svg:x="-9.984cm" svg:y="1.751cm">
          <text:p text:style-name="P1">System<text:line-break/>customers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0" draw:id="id30" draw:layer="layout" svg:width="8.652cm" svg:height="4.137cm" svg:x="0.938cm" svg:y="0.826cm">
          <text:p text:style-name="P15">Specify the requirements<text:line-break/>read them to check that they<text:line-break/>meet their needs. Customers<text:line-break/>specify changes to the<text:line-break/>requirement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-3.38cm" svg:y1="2.894cm" svg:x2="0.938cm" svg:y2="2.894cm" draw:start-shape="id29" draw:start-glue-point="1" draw:end-shape="id30" svg:d="M-3380 2894h4318" svg:viewBox="0 0 4319 1">
          <text:p/>
        </draw:connector>
        <draw:custom-shape draw:style-name="gr4" draw:text-style-name="P2" xml:id="id31" draw:id="id31" draw:layer="layout" svg:width="6.604cm" svg:height="2.286cm" svg:x="-9.984cm" svg:y="6.751cm">
          <text:p text:style-name="P1">Mangers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2" draw:id="id32" draw:layer="layout" svg:width="8.652cm" svg:height="4.137cm" svg:x="0.938cm" svg:y="5.826cm">
          <text:p text:style-name="P15">Use the requirements<text:line-break/>document to plan a bid for<text:line-break/>the system and to plan the<text:line-break/>system development proces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-3.38cm" svg:y1="7.894cm" svg:x2="0.938cm" svg:y2="7.894cm" draw:start-shape="id31" draw:start-glue-point="1" draw:end-shape="id32" svg:d="M-3380 7894h4318" svg:viewBox="0 0 4319 1">
          <text:p/>
        </draw:connector>
        <draw:custom-shape draw:style-name="gr4" draw:text-style-name="P2" xml:id="id33" draw:id="id33" draw:layer="layout" svg:width="6.604cm" svg:height="2.286cm" svg:x="11.016cm" svg:y="1.751cm">
          <text:p text:style-name="P1">System<text:line-break/>engineers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4" draw:id="id34" draw:layer="layout" svg:width="8.652cm" svg:height="4.137cm" svg:x="21.938cm" svg:y="0.826cm">
          <text:p text:style-name="P15">Use the requirements to<text:line-break/>understand what system is<text:line-break/>to be developed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7.62cm" svg:y1="2.894cm" svg:x2="21.938cm" svg:y2="2.894cm" draw:start-shape="id33" draw:start-glue-point="1" draw:end-shape="id34" svg:d="M17620 2894h4318" svg:viewBox="0 0 4319 1">
          <text:p/>
        </draw:connector>
        <draw:custom-shape draw:style-name="gr4" draw:text-style-name="P2" xml:id="id35" draw:id="id35" draw:layer="layout" svg:width="6.604cm" svg:height="2.286cm" svg:x="11.016cm" svg:y="6.751cm">
          <text:p text:style-name="P1">System test<text:line-break/>engineers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6" draw:id="id36" draw:layer="layout" svg:width="8.652cm" svg:height="4.137cm" svg:x="21.938cm" svg:y="5.826cm">
          <text:p text:style-name="P15">Use the requirements to<text:line-break/>develop validation tests for<text:line-break/>the system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7.62cm" svg:y1="7.894cm" svg:x2="21.938cm" svg:y2="7.894cm" draw:start-shape="id35" draw:start-glue-point="1" draw:end-shape="id36" svg:d="M17620 7894h4318" svg:viewBox="0 0 4319 1">
          <text:p/>
        </draw:connector>
        <draw:custom-shape draw:style-name="gr4" draw:text-style-name="P2" xml:id="id37" draw:id="id37" draw:layer="layout" svg:width="6.604cm" svg:height="2.286cm" svg:x="0.516cm" svg:y="11.751cm">
          <text:p text:style-name="P1">System<text:line-break/>maintenance<text:line-break/>engineers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8" draw:id="id38" draw:layer="layout" svg:width="8.652cm" svg:height="4.137cm" svg:x="11.438cm" svg:y="10.826cm">
          <text:p text:style-name="P15">Use the requirements to<text:line-break/>understand the system and<text:line-break/>the relationships between its<text:line-break/>part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.12cm" svg:y1="12.894cm" svg:x2="11.438cm" svg:y2="12.894cm" draw:start-shape="id37" draw:start-glue-point="1" draw:end-shape="id38" svg:d="M7120 12894h4318" svg:viewBox="0 0 4319 1">
          <text:p/>
        </draw:connector>
        <draw:custom-shape draw:style-name="gr21" draw:text-style-name="P2" xml:id="id39" draw:id="id39" draw:layer="layout" svg:width="5.207cm" svg:height="2.921cm" svg:x="1.889cm" svg:y="17.383cm">
          <text:p text:style-name="P1">Initial<text:line-break/>understanding<text:line-break/>of problem</text:p>
          <draw:enhanced-geometry svg:viewBox="0 0 21600 21600" draw:type="rectangle" draw:enhanced-path="M 0 0 L 21600 0 21600 21600 0 21600 0 0 Z N"/>
        </draw:custom-shape>
        <draw:custom-shape draw:style-name="gr21" draw:text-style-name="P2" xml:id="id41" draw:id="id41" draw:layer="layout" svg:width="5.207cm" svg:height="2.921cm" svg:x="11.889cm" svg:y="17.383cm">
          <draw:glue-point draw:id="4" svg:x="-3.716cm" svg:y="5.001cm"/>
          <draw:glue-point draw:id="5" svg:x="3.113cm" svg:y="5.001cm"/>
          <text:p text:style-name="P1">Changed<text:line-break/>understanding<text:line-break/>of problem</text:p>
          <draw:enhanced-geometry svg:viewBox="0 0 21600 21600" draw:type="rectangle" draw:enhanced-path="M 0 0 L 21600 0 21600 21600 0 21600 0 0 Z N"/>
        </draw:custom-shape>
        <draw:custom-shape draw:style-name="gr22" draw:text-style-name="P2" xml:id="id40" draw:id="id40" draw:layer="layout" svg:width="5.207cm" svg:height="1.985cm" svg:x="1.889cm" svg:y="22.383cm">
          <text:p text:style-name="P1">Initial<text:line-break/>requirements</text:p>
          <draw:enhanced-geometry svg:viewBox="0 0 21600 21600" draw:type="rectangle" draw:enhanced-path="M 0 0 L 21600 0 21600 21600 0 21600 0 0 Z N"/>
        </draw:custom-shape>
        <draw:custom-shape draw:style-name="gr22" draw:text-style-name="P2" xml:id="id42" draw:id="id42" draw:layer="layout" svg:width="5.207cm" svg:height="1.985cm" svg:x="13.522cm" svg:y="22.383cm">
          <text:p text:style-name="P1">Changed<text:line-break/>requirement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492cm" svg:y1="20.304cm" svg:x2="4.492cm" svg:y2="22.383cm" draw:start-shape="id39" draw:start-glue-point="2" draw:end-shape="id40" draw:end-glue-point="0" svg:d="M4492 20304v2079" svg:viewBox="0 0 1 2080">
          <text:p/>
        </draw:connector>
        <draw:connector draw:style-name="gr3" draw:text-style-name="P5" draw:layer="layout" draw:type="line" svg:x1="16.112cm" svg:y1="20.303cm" svg:x2="16.125cm" svg:y2="22.383cm" draw:start-shape="id41" draw:start-glue-point="5" draw:end-shape="id42" draw:end-glue-point="0" svg:d="M16112 20303l13 2080" svg:viewBox="0 0 14 2081">
          <text:p/>
        </draw:connector>
        <draw:connector draw:style-name="gr3" draw:text-style-name="P5" draw:layer="layout" svg:x1="7.096cm" svg:y1="23.375cm" svg:x2="12.558cm" svg:y2="20.303cm" draw:start-shape="id40" draw:start-glue-point="1" draw:end-shape="id41" draw:end-glue-point="4" svg:d="M7096 23375h5462v-3072" svg:viewBox="0 0 5463 3073">
          <text:p/>
        </draw:connector>
        <draw:line draw:style-name="gr23" draw:text-style-name="P8" draw:layer="layout" svg:x1="1.889cm" svg:y1="25.257cm" svg:x2="18.78cm" svg:y2="25.257cm">
          <text:p/>
        </draw:line>
        <draw:frame draw:style-name="gr24" draw:text-style-name="P17" draw:layer="layout" svg:width="1.886cm" svg:height="0.962cm" svg:x="17.383cm" svg:y="25.592cm">
          <draw:text-box>
            <text:p>Time</text:p>
          </draw:text-box>
        </draw:frame>
      </draw:page>
      <draw:page draw:name="page5" draw:style-name="dp1" draw:master-page-name="Default">
        <draw:custom-shape draw:style-name="gr25" draw:text-style-name="P2" xml:id="id43" draw:id="id43" draw:layer="layout" svg:width="6.858cm" svg:height="2.159cm" svg:x="2.651cm" svg:y="5.064cm">
          <text:p text:style-name="P1">Problem analysis and<text:line-break/>change specification</text:p>
          <draw:enhanced-geometry svg:viewBox="0 0 21600 21600" draw:type="rectangle" draw:enhanced-path="M 0 0 L 21600 0 21600 21600 0 21600 0 0 Z N"/>
        </draw:custom-shape>
        <draw:custom-shape draw:style-name="gr26" draw:text-style-name="P2" xml:id="id44" draw:id="id44" draw:layer="layout" svg:width="5.351cm" svg:height="2.159cm" svg:x="11.651cm" svg:y="5.064cm">
          <text:p text:style-name="P1">Change analysis<text:line-break/>and costing</text:p>
          <draw:enhanced-geometry svg:viewBox="0 0 21600 21600" draw:type="rectangle" draw:enhanced-path="M 0 0 L 21600 0 21600 21600 0 21600 0 0 Z N"/>
        </draw:custom-shape>
        <draw:custom-shape draw:style-name="gr26" draw:text-style-name="P2" xml:id="id45" draw:id="id45" draw:layer="layout" svg:width="5.351cm" svg:height="2.159cm" svg:x="19.651cm" svg:y="5.064cm">
          <text:p text:style-name="P1">Change<text:line-break/>implementation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084cm" svg:y1="6.143cm" svg:x2="29.021cm" svg:y2="6.143cm">
          <text:p/>
        </draw:line>
        <draw:line draw:style-name="gr3" draw:text-style-name="P5" draw:layer="layout" svg:x1="-1.316cm" svg:y1="6.143cm" svg:x2="2.621cm" svg:y2="6.143cm">
          <text:p/>
        </draw:line>
        <draw:connector draw:style-name="gr3" draw:text-style-name="P5" draw:layer="layout" draw:type="line" svg:x1="9.509cm" svg:y1="6.143cm" svg:x2="11.651cm" svg:y2="6.143cm" draw:start-shape="id43" draw:start-glue-point="1" draw:end-shape="id44" draw:end-glue-point="3" svg:d="M9509 6143h2142" svg:viewBox="0 0 2143 1">
          <text:p/>
        </draw:connector>
        <draw:connector draw:style-name="gr3" draw:text-style-name="P5" draw:layer="layout" draw:type="line" svg:x1="17.002cm" svg:y1="6.143cm" svg:x2="19.651cm" svg:y2="6.143cm" draw:start-shape="id44" draw:start-glue-point="1" draw:end-shape="id45" draw:end-glue-point="3" svg:d="M17002 6143h2649" svg:viewBox="0 0 2650 1">
          <text:p/>
        </draw:connector>
        <draw:frame draw:style-name="gr27" draw:text-style-name="P18" draw:layer="layout" svg:width="3.072cm" svg:height="1.673cm" svg:x="-0.845cm" svg:y="4.24cm">
          <draw:text-box>
            <text:p text:style-name="P1">Identified<text:line-break/>problem</text:p>
          </draw:text-box>
        </draw:frame>
        <draw:frame draw:style-name="gr27" draw:text-style-name="P18" draw:layer="layout" svg:width="4.198cm" svg:height="1.673cm" svg:x="25.155cm" svg:y="4.241cm">
          <draw:text-box>
            <text:p text:style-name="P1">Revised<text:line-break/>require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8:37:17.620328787</meta:creation-date>
    <meta:generator>LibreOffice/6.4.4.2$Linux_X86_64 LibreOffice_project/40$Build-2</meta:generator>
    <dc:date>2020-08-06T12:57:11.112137188</dc:date>
    <meta:editing-duration>PT3M17S</meta:editing-duration>
    <meta:editing-cycles>1</meta:editing-cycles>
    <meta:document-statistic meta:object-count="123"/>
  </office:meta>
</office:document-meta>
</file>